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tyle="normal" style:text-underline-style="none" officeooo:rsid="00119262" officeooo:paragraph-rsid="00119262" style:font-style-asian="normal" style:font-style-complex="normal"/>
    </style:style>
    <style:style style:name="P2" style:family="paragraph" style:parent-style-name="Standard">
      <style:text-properties style:font-name="Liberation Sans" officeooo:rsid="001c166e" officeooo:paragraph-rsid="00119262"/>
    </style:style>
    <style:style style:name="P3" style:family="paragraph" style:parent-style-name="Standard">
      <style:text-properties style:font-name="Liberation Sans" fo:font-weight="bold" officeooo:rsid="001c166e" officeooo:paragraph-rsid="00119262" style:font-weight-asian="bold" style:font-weight-complex="bold"/>
    </style:style>
    <style:style style:name="P4" style:family="paragraph" style:parent-style-name="Standard">
      <style:text-properties style:font-name="Liberation Sans" fo:font-style="italic" style:text-underline-style="none" officeooo:rsid="00119262" officeooo:paragraph-rsid="00119262" style:font-style-asian="italic" style:font-style-complex="italic"/>
    </style:style>
    <style:style style:name="T1" style:family="text">
      <style:text-properties officeooo:rsid="0014d65c"/>
    </style:style>
    <style:style style:name="T2" style:family="text">
      <style:text-properties officeooo:rsid="001192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ob Wise</text:p>
      <text:p text:style-name="P2"><text:span text:style-name="T1">October 15</text:span>, 2018</text:p>
      <text:p text:style-name="P2">EECS 373</text:p>
      <text:p text:style-name="P2">Dr. W. Newman</text:p>
      <text:p text:style-name="P2"/>
      <text:p text:style-name="P3">Assignment P<text:span text:style-name="T2">4</text:span></text:p>
      <text:p text:style-name="P2"/>
      <text:p text:style-name="P2"/>
      <text:p text:style-name="P4">Getting the Robot to do something interesting…</text:p>
      <text:p text:style-name="P4"/>
      <text:p text:style-name="P1">The framework for the node used in this assignment was pulled from the example test trajectory sender accompanying the irb120 robot files in Part_5. Most of the code is identical, however, the trajectory points and durations were adjusted to allow the robot simulation to move in a more interesting way. To get the robot to “dance,” angles (in radians) were entered and published to the respective topic for each corresponding joint of interest. To keep things simple, I used “benchmark” values from a sine wave to spin the robot as its arm moved in a specified pattern. Additionally, I had the robot slow its movement near the end of the trajectory set. This was all captured in an attached .mp4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0:16:17.841947144</meta:creation-date>
    <dc:date>2018-10-15T20:27:01.225940354</dc:date>
    <meta:editing-duration>PT13S</meta:editing-duration>
    <meta:editing-cycles>1</meta:editing-cycles>
    <meta:document-statistic meta:table-count="0" meta:image-count="0" meta:object-count="0" meta:page-count="1" meta:paragraph-count="7" meta:word-count="140" meta:character-count="808" meta:non-whitespace-character-count="675"/>
    <meta:generator>LibreOffice/5.1.6.2$Linux_X86_64 LibreOffice_project/10m0$Build-2</meta:generator>
  </office:meta>
</office:document-meta>
</file>